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Var(--jp-code-font-family)" svg:font-family="Var(--jp-code-font-family)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50"/>
    <style:style style:name="ce4" style:family="table-cell" style:parent-style-name="Default" style:data-style-name="N48"/>
    <style:style style:name="ce5" style:family="table-cell" style:parent-style-name="Default" style:data-style-name="N49"/>
    <style:style style:name="ce6" style:family="table-cell" style:parent-style-name="Default" style:data-style-name="N0">
      <style:table-cell-properties style:vertical-align="middle" fo:wrap-option="wrap"/>
      <style:text-properties style:font-name="HG ゴシックB Sun" style:font-name-asian="HG ゴシックB Sun" style:font-name-complex="HG ゴシックB Sun" fo:font-size="10pt" style:font-size-asian="10pt" style:font-size-complex="10pt" style:font-family-generic="moder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ar(--jp-code-font-family)" style:font-name-asian="Var(--jp-code-font-family)" style:font-name-complex="Var(--jp-code-font-family)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irplane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3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37.125" table:style-name="ce7">
            <text:p>137.125</text:p>
          </table:table-cell>
          <table:table-cell office:value-type="float" office:value="27.126740403503501" table:style-name="ce4">
            <text:p>27.127</text:p>
          </table:table-cell>
          <table:table-cell office:value-type="float" office:value="0.77591273757380697" table:style-name="ce5">
            <text:p>0.77591</text:p>
          </table:table-cell>
          <table:table-cell office:value-type="float" office:value="24429.6767578125" table:style-name="ce2">
            <text:p>24429.68</text:p>
          </table:table-cell>
          <table:table-cell office:value-type="float" office:value="6063.9973144531205" table:style-name="ce2">
            <text:p>6064.00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05.875" table:style-name="ce7">
            <text:p>105.875</text:p>
          </table:table-cell>
          <table:table-cell office:value-type="float" office:value="28.400548823660799" table:style-name="ce4">
            <text:p>28.401</text:p>
          </table:table-cell>
          <table:table-cell office:value-type="float" office:value="0.80754104439087804" table:style-name="ce5">
            <text:p>0.80754</text:p>
          </table:table-cell>
          <table:table-cell office:value-type="float" office:value="22387.706542968699" table:style-name="ce2">
            <text:p>22387.71</text:p>
          </table:table-cell>
          <table:table-cell office:value-type="float" office:value="5766.435546875" table:style-name="ce2">
            <text:p>5766.44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85" table:style-name="ce7">
            <text:p>85</text:p>
          </table:table-cell>
          <table:table-cell office:value-type="float" office:value="29.429166723488802" table:style-name="ce4">
            <text:p>29.429</text:p>
          </table:table-cell>
          <table:table-cell office:value-type="float" office:value="0.829456172157778" table:style-name="ce5">
            <text:p>0.82946</text:p>
          </table:table-cell>
          <table:table-cell office:value-type="float" office:value="20587.3515625" table:style-name="ce2">
            <text:p>20587.35</text:p>
          </table:table-cell>
          <table:table-cell office:value-type="float" office:value="5593.6591796875" table:style-name="ce2">
            <text:p>5593.66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70.5" table:style-name="ce7">
            <text:p>70.5</text:p>
          </table:table-cell>
          <table:table-cell office:value-type="float" office:value="30.351800905050801" table:style-name="ce4">
            <text:p>30.352</text:p>
          </table:table-cell>
          <table:table-cell office:value-type="float" office:value="0.845255371586912" table:style-name="ce5">
            <text:p>0.84526</text:p>
          </table:table-cell>
          <table:table-cell office:value-type="float" office:value="19218.4296875" table:style-name="ce2">
            <text:p>19218.43</text:p>
          </table:table-cell>
          <table:table-cell office:value-type="float" office:value="5282.6804199218705" table:style-name="ce2">
            <text:p>5282.68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0" table:style-name="ce7">
            <text:p>60</text:p>
          </table:table-cell>
          <table:table-cell office:value-type="float" office:value="31.175664333287699" table:style-name="ce4">
            <text:p>31.176</text:p>
          </table:table-cell>
          <table:table-cell office:value-type="float" office:value="0.861025418929245" table:style-name="ce5">
            <text:p>0.86103</text:p>
          </table:table-cell>
          <table:table-cell office:value-type="float" office:value="18087.593261718699" table:style-name="ce2">
            <text:p>18087.59</text:p>
          </table:table-cell>
          <table:table-cell office:value-type="float" office:value="5088.669921875" table:style-name="ce2">
            <text:p>5088.67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52.125" table:style-name="ce7">
            <text:p>52.125</text:p>
          </table:table-cell>
          <table:table-cell office:value-type="float" office:value="31.885699441677598" table:style-name="ce4">
            <text:p>31.886</text:p>
          </table:table-cell>
          <table:table-cell office:value-type="float" office:value="0.87295810260107198" table:style-name="ce5">
            <text:p>0.87296</text:p>
          </table:table-cell>
          <table:table-cell office:value-type="float" office:value="16896.235839843699" table:style-name="ce2">
            <text:p>16896.24</text:p>
          </table:table-cell>
          <table:table-cell office:value-type="float" office:value="5010.61181640625" table:style-name="ce2">
            <text:p>5010.61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45.625" table:style-name="ce7">
            <text:p>45.625</text:p>
          </table:table-cell>
          <table:table-cell office:value-type="float" office:value="32.556314182016898" table:style-name="ce4">
            <text:p>32.556</text:p>
          </table:table-cell>
          <table:table-cell office:value-type="float" office:value="0.88278502817578597" table:style-name="ce5">
            <text:p>0.88279</text:p>
          </table:table-cell>
          <table:table-cell office:value-type="float" office:value="16183.1845703125" table:style-name="ce2">
            <text:p>16183.18</text:p>
          </table:table-cell>
          <table:table-cell office:value-type="float" office:value="4777.69775390625" table:style-name="ce2">
            <text:p>4777.70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40.625" table:style-name="ce7">
            <text:p>40.625</text:p>
          </table:table-cell>
          <table:table-cell office:value-type="float" office:value="33.177387493259999" table:style-name="ce4">
            <text:p>33.177</text:p>
          </table:table-cell>
          <table:table-cell office:value-type="float" office:value="0.89238668893277795" table:style-name="ce5">
            <text:p>0.89239</text:p>
          </table:table-cell>
          <table:table-cell office:value-type="float" office:value="15807.2666015625" table:style-name="ce2">
            <text:p>15807.27</text:p>
          </table:table-cell>
          <table:table-cell office:value-type="float" office:value="4644.71484375" table:style-name="ce2">
            <text:p>4644.71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36.375" table:style-name="ce7">
            <text:p>36.375</text:p>
          </table:table-cell>
          <table:table-cell office:value-type="float" office:value="33.747087130869502" table:style-name="ce4">
            <text:p>33.747</text:p>
          </table:table-cell>
          <table:table-cell office:value-type="float" office:value="0.900316941441201" table:style-name="ce5">
            <text:p>0.90032</text:p>
          </table:table-cell>
          <table:table-cell office:value-type="float" office:value="15127.71484375" table:style-name="ce2">
            <text:p>15127.71</text:p>
          </table:table-cell>
          <table:table-cell office:value-type="float" office:value="4501.7470703125" table:style-name="ce2">
            <text:p>4501.75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32.75" table:style-name="ce7">
            <text:p>32.75</text:p>
          </table:table-cell>
          <table:table-cell office:value-type="float" office:value="34.312817278985001" table:style-name="ce4">
            <text:p>34.313</text:p>
          </table:table-cell>
          <table:table-cell office:value-type="float" office:value="0.90711229116967296" table:style-name="ce5">
            <text:p>0.90711</text:p>
          </table:table-cell>
          <table:table-cell office:value-type="float" office:value="14626.6376953125" table:style-name="ce2">
            <text:p>14626.64</text:p>
          </table:table-cell>
          <table:table-cell office:value-type="float" office:value="4587.0207519531205" table:style-name="ce2">
            <text:p>4587.02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29.625" table:style-name="ce7">
            <text:p>29.625</text:p>
          </table:table-cell>
          <table:table-cell office:value-type="float" office:value="34.850476522128197" table:style-name="ce4">
            <text:p>34.850</text:p>
          </table:table-cell>
          <table:table-cell office:value-type="float" office:value="0.91393483647671803" table:style-name="ce5">
            <text:p>0.91393</text:p>
          </table:table-cell>
          <table:table-cell office:value-type="float" office:value="14213.087890625" table:style-name="ce2">
            <text:p>14213.09</text:p>
          </table:table-cell>
          <table:table-cell office:value-type="float" office:value="4549.6931152343705" table:style-name="ce2">
            <text:p>4549.69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7" table:style-name="ce7">
            <text:p>27</text:p>
          </table:table-cell>
          <table:table-cell office:value-type="float" office:value="35.354642225664399" table:style-name="ce4">
            <text:p>35.355</text:p>
          </table:table-cell>
          <table:table-cell office:value-type="float" office:value="0.91961130181566497" table:style-name="ce5">
            <text:p>0.91961</text:p>
          </table:table-cell>
          <table:table-cell office:value-type="float" office:value="14002.4814453125" table:style-name="ce2">
            <text:p>14002.48</text:p>
          </table:table-cell>
          <table:table-cell office:value-type="float" office:value="4574.83544921875" table:style-name="ce2">
            <text:p>4574.84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4.75" table:style-name="ce7">
            <text:p>24.75</text:p>
          </table:table-cell>
          <table:table-cell office:value-type="float" office:value="35.815355992299999" table:style-name="ce4">
            <text:p>35.815</text:p>
          </table:table-cell>
          <table:table-cell office:value-type="float" office:value="0.92444940551287702" table:style-name="ce5">
            <text:p>0.92445</text:p>
          </table:table-cell>
          <table:table-cell office:value-type="float" office:value="13682.626464843701" table:style-name="ce2">
            <text:p>13682.63</text:p>
          </table:table-cell>
          <table:table-cell office:value-type="float" office:value="4365.7580566406205" table:style-name="ce2">
            <text:p>4365.76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60894.06307343001" table:style-name="ce6">
            <text:p>260894.0631</text:p>
          </table:table-cell>
          <table:table-cell office:value-type="float" office:value="1493861.8218930501" table:style-name="ce7">
            <text:p>1493861.822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Barbar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56.5" table:style-name="ce7">
            <text:p>156.5</text:p>
          </table:table-cell>
          <table:table-cell office:value-type="float" office:value="25.1492142257962" table:style-name="ce4">
            <text:p>25.149</text:p>
          </table:table-cell>
          <table:table-cell office:value-type="float" office:value="0.72877297262852703" table:style-name="ce5">
            <text:p>0.72877</text:p>
          </table:table-cell>
          <table:table-cell office:value-type="float" office:value="40287.474121093699" table:style-name="ce2">
            <text:p>40287.47</text:p>
          </table:table-cell>
          <table:table-cell office:value-type="float" office:value="7865.67626953125" table:style-name="ce2">
            <text:p>7865.68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26.25" table:style-name="ce7">
            <text:p>126.25</text:p>
          </table:table-cell>
          <table:table-cell office:value-type="float" office:value="26.117741667038299" table:style-name="ce4">
            <text:p>26.118</text:p>
          </table:table-cell>
          <table:table-cell office:value-type="float" office:value="0.76406645228154502" table:style-name="ce5">
            <text:p>0.76407</text:p>
          </table:table-cell>
          <table:table-cell office:value-type="float" office:value="41406.908691406199" table:style-name="ce2">
            <text:p>41406.91</text:p>
          </table:table-cell>
          <table:table-cell office:value-type="float" office:value="8497.1044921875" table:style-name="ce2">
            <text:p>8497.10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104.625" table:style-name="ce7">
            <text:p>104.625</text:p>
          </table:table-cell>
          <table:table-cell office:value-type="float" office:value="26.964013668074902" table:style-name="ce4">
            <text:p>26.964</text:p>
          </table:table-cell>
          <table:table-cell office:value-type="float" office:value="0.79033560025430505" table:style-name="ce5">
            <text:p>0.79034</text:p>
          </table:table-cell>
          <table:table-cell office:value-type="float" office:value="42177.1728515625" table:style-name="ce2">
            <text:p>42177.17</text:p>
          </table:table-cell>
          <table:table-cell office:value-type="float" office:value="8627.8547363281195" table:style-name="ce2">
            <text:p>8627.85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89.875" table:style-name="ce7">
            <text:p>89.875</text:p>
          </table:table-cell>
          <table:table-cell office:value-type="float" office:value="27.7035358168601" table:style-name="ce4">
            <text:p>27.704</text:p>
          </table:table-cell>
          <table:table-cell office:value-type="float" office:value="0.81266696443030295" table:style-name="ce5">
            <text:p>0.81267</text:p>
          </table:table-cell>
          <table:table-cell office:value-type="float" office:value="44001.328613281199" table:style-name="ce2">
            <text:p>44001.33</text:p>
          </table:table-cell>
          <table:table-cell office:value-type="float" office:value="9423.203125" table:style-name="ce2">
            <text:p>9423.20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8.375" table:style-name="ce7">
            <text:p>78.375</text:p>
          </table:table-cell>
          <table:table-cell office:value-type="float" office:value="28.386040734529999" table:style-name="ce4">
            <text:p>28.386</text:p>
          </table:table-cell>
          <table:table-cell office:value-type="float" office:value="0.83011988390921898" table:style-name="ce5">
            <text:p>0.83012</text:p>
          </table:table-cell>
          <table:table-cell office:value-type="float" office:value="43330.026855468699" table:style-name="ce2">
            <text:p>43330.03</text:p>
          </table:table-cell>
          <table:table-cell office:value-type="float" office:value="9368.5310058593695" table:style-name="ce2">
            <text:p>9368.53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68.875" table:style-name="ce7">
            <text:p>68.875</text:p>
          </table:table-cell>
          <table:table-cell office:value-type="float" office:value="29.0601514266585" table:style-name="ce4">
            <text:p>29.060</text:p>
          </table:table-cell>
          <table:table-cell office:value-type="float" office:value="0.84447380271775996" table:style-name="ce5">
            <text:p>0.84447</text:p>
          </table:table-cell>
          <table:table-cell office:value-type="float" office:value="43176.445800781199" table:style-name="ce2">
            <text:p>43176.45</text:p>
          </table:table-cell>
          <table:table-cell office:value-type="float" office:value="9211.7014160156195" table:style-name="ce2">
            <text:p>9211.70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61.375" table:style-name="ce7">
            <text:p>61.375</text:p>
          </table:table-cell>
          <table:table-cell office:value-type="float" office:value="29.639681618541299" table:style-name="ce4">
            <text:p>29.640</text:p>
          </table:table-cell>
          <table:table-cell office:value-type="float" office:value="0.85662755196227303" table:style-name="ce5">
            <text:p>0.85663</text:p>
          </table:table-cell>
          <table:table-cell office:value-type="float" office:value="42416.923339843699" table:style-name="ce2">
            <text:p>42416.92</text:p>
          </table:table-cell>
          <table:table-cell office:value-type="float" office:value="9331.6875" table:style-name="ce2">
            <text:p>9331.69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54.875" table:style-name="ce7">
            <text:p>54.875</text:p>
          </table:table-cell>
          <table:table-cell office:value-type="float" office:value="30.248146383683601" table:style-name="ce4">
            <text:p>30.248</text:p>
          </table:table-cell>
          <table:table-cell office:value-type="float" office:value="0.86872496899070195" table:style-name="ce5">
            <text:p>0.86872</text:p>
          </table:table-cell>
          <table:table-cell office:value-type="float" office:value="41743.5498046875" table:style-name="ce2">
            <text:p>41743.55</text:p>
          </table:table-cell>
          <table:table-cell office:value-type="float" office:value="9202.2473144531195" table:style-name="ce2">
            <text:p>9202.25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49.625" table:style-name="ce7">
            <text:p>49.625</text:p>
          </table:table-cell>
          <table:table-cell office:value-type="float" office:value="30.7758287291512" table:style-name="ce4">
            <text:p>30.776</text:p>
          </table:table-cell>
          <table:table-cell office:value-type="float" office:value="0.87832872609963597" table:style-name="ce5">
            <text:p>0.87833</text:p>
          </table:table-cell>
          <table:table-cell office:value-type="float" office:value="41567.603515625" table:style-name="ce2">
            <text:p>41567.60</text:p>
          </table:table-cell>
          <table:table-cell office:value-type="float" office:value="9181.3723144531195" table:style-name="ce2">
            <text:p>9181.37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45.125" table:style-name="ce7">
            <text:p>45.125</text:p>
          </table:table-cell>
          <table:table-cell office:value-type="float" office:value="31.302010118636399" table:style-name="ce4">
            <text:p>31.302</text:p>
          </table:table-cell>
          <table:table-cell office:value-type="float" office:value="0.88778039343411097" table:style-name="ce5">
            <text:p>0.88778</text:p>
          </table:table-cell>
          <table:table-cell office:value-type="float" office:value="40598.8828125" table:style-name="ce2">
            <text:p>40598.88</text:p>
          </table:table-cell>
          <table:table-cell office:value-type="float" office:value="8982.29052734375" table:style-name="ce2">
            <text:p>8982.29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41.125" table:style-name="ce7">
            <text:p>41.125</text:p>
          </table:table-cell>
          <table:table-cell office:value-type="float" office:value="31.816650896119501" table:style-name="ce4">
            <text:p>31.817</text:p>
          </table:table-cell>
          <table:table-cell office:value-type="float" office:value="0.89559045984179897" table:style-name="ce5">
            <text:p>0.89559</text:p>
          </table:table-cell>
          <table:table-cell office:value-type="float" office:value="40275.237792968699" table:style-name="ce2">
            <text:p>40275.24</text:p>
          </table:table-cell>
          <table:table-cell office:value-type="float" office:value="8984.4909667968695" table:style-name="ce2">
            <text:p>8984.49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7.75" table:style-name="ce7">
            <text:p>37.75</text:p>
          </table:table-cell>
          <table:table-cell office:value-type="float" office:value="32.285947368912097" table:style-name="ce4">
            <text:p>32.286</text:p>
          </table:table-cell>
          <table:table-cell office:value-type="float" office:value="0.902716761501559" table:style-name="ce5">
            <text:p>0.90272</text:p>
          </table:table-cell>
          <table:table-cell office:value-type="float" office:value="39972.6962890625" table:style-name="ce2">
            <text:p>39972.70</text:p>
          </table:table-cell>
          <table:table-cell office:value-type="float" office:value="8849.8369140625" table:style-name="ce2">
            <text:p>8849.84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34.875" table:style-name="ce7">
            <text:p>34.875</text:p>
          </table:table-cell>
          <table:table-cell office:value-type="float" office:value="32.714942711780502" table:style-name="ce4">
            <text:p>32.715</text:p>
          </table:table-cell>
          <table:table-cell office:value-type="float" office:value="0.90828479590739597" table:style-name="ce5">
            <text:p>0.90828</text:p>
          </table:table-cell>
          <table:table-cell office:value-type="float" office:value="39715.125" table:style-name="ce2">
            <text:p>39715.13</text:p>
          </table:table-cell>
          <table:table-cell office:value-type="float" office:value="8763.51953125" table:style-name="ce2">
            <text:p>8763.52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70125.15852167702" table:style-name="ce6">
            <text:p>270125.1585</text:p>
          </table:table-cell>
          <table:table-cell office:value-type="float" office:value="1950676.0060002101" table:style-name="ce7">
            <text:p>1950676.006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32.5" table:style-name="ce7">
            <text:p>132.5</text:p>
          </table:table-cell>
          <table:table-cell office:value-type="float" office:value="26.605453312998002" table:style-name="ce4">
            <text:p>26.605</text:p>
          </table:table-cell>
          <table:table-cell office:value-type="float" office:value="0.73689960009062505" table:style-name="ce5">
            <text:p>0.73690</text:p>
          </table:table-cell>
          <table:table-cell office:value-type="float" office:value="25990.142089843699" table:style-name="ce2">
            <text:p>25990.14</text:p>
          </table:table-cell>
          <table:table-cell office:value-type="float" office:value="5667.064453125" table:style-name="ce2">
            <text:p>5667.06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05.5" table:style-name="ce7">
            <text:p>105.5</text:p>
          </table:table-cell>
          <table:table-cell office:value-type="float" office:value="27.618275201362898" table:style-name="ce4">
            <text:p>27.618</text:p>
          </table:table-cell>
          <table:table-cell office:value-type="float" office:value="0.76967546008843502" table:style-name="ce5">
            <text:p>0.76968</text:p>
          </table:table-cell>
          <table:table-cell office:value-type="float" office:value="25274.681152343699" table:style-name="ce2">
            <text:p>25274.68</text:p>
          </table:table-cell>
          <table:table-cell office:value-type="float" office:value="5400.0866699218705" table:style-name="ce2">
            <text:p>5400.09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88.125" table:style-name="ce7">
            <text:p>88.125</text:p>
          </table:table-cell>
          <table:table-cell office:value-type="float" office:value="28.4354013900019" table:style-name="ce4">
            <text:p>28.435</text:p>
          </table:table-cell>
          <table:table-cell office:value-type="float" office:value="0.79201104197300298" table:style-name="ce5">
            <text:p>0.79201</text:p>
          </table:table-cell>
          <table:table-cell office:value-type="float" office:value="24122.242675781199" table:style-name="ce2">
            <text:p>24122.24</text:p>
          </table:table-cell>
          <table:table-cell office:value-type="float" office:value="5605.9064941406205" table:style-name="ce2">
            <text:p>5605.91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75" table:style-name="ce7">
            <text:p>75</text:p>
          </table:table-cell>
          <table:table-cell office:value-type="float" office:value="29.229040954550001" table:style-name="ce4">
            <text:p>29.229</text:p>
          </table:table-cell>
          <table:table-cell office:value-type="float" office:value="0.81457178635267402" table:style-name="ce5">
            <text:p>0.81457</text:p>
          </table:table-cell>
          <table:table-cell office:value-type="float" office:value="23323.351074218699" table:style-name="ce2">
            <text:p>23323.35</text:p>
          </table:table-cell>
          <table:table-cell office:value-type="float" office:value="5641.4636230468705" table:style-name="ce2">
            <text:p>5641.46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5.125" table:style-name="ce7">
            <text:p>65.125</text:p>
          </table:table-cell>
          <table:table-cell office:value-type="float" office:value="29.936458818545798" table:style-name="ce4">
            <text:p>29.936</text:p>
          </table:table-cell>
          <table:table-cell office:value-type="float" office:value="0.833072640020179" table:style-name="ce5">
            <text:p>0.83307</text:p>
          </table:table-cell>
          <table:table-cell office:value-type="float" office:value="22065.6953125" table:style-name="ce2">
            <text:p>22065.70</text:p>
          </table:table-cell>
          <table:table-cell office:value-type="float" office:value="5459.7829589843705" table:style-name="ce2">
            <text:p>5459.78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57.25" table:style-name="ce7">
            <text:p>57.25</text:p>
          </table:table-cell>
          <table:table-cell office:value-type="float" office:value="30.585481993151198" table:style-name="ce4">
            <text:p>30.585</text:p>
          </table:table-cell>
          <table:table-cell office:value-type="float" office:value="0.848960885888985" table:style-name="ce5">
            <text:p>0.84896</text:p>
          </table:table-cell>
          <table:table-cell office:value-type="float" office:value="21546.582519531199" table:style-name="ce2">
            <text:p>21546.58</text:p>
          </table:table-cell>
          <table:table-cell office:value-type="float" office:value="5493.72802734375" table:style-name="ce2">
            <text:p>5493.73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50.875" table:style-name="ce7">
            <text:p>50.875</text:p>
          </table:table-cell>
          <table:table-cell office:value-type="float" office:value="31.195524160360101" table:style-name="ce4">
            <text:p>31.196</text:p>
          </table:table-cell>
          <table:table-cell office:value-type="float" office:value="0.86181812924178203" table:style-name="ce5">
            <text:p>0.86182</text:p>
          </table:table-cell>
          <table:table-cell office:value-type="float" office:value="20917.2431640625" table:style-name="ce2">
            <text:p>20917.24</text:p>
          </table:table-cell>
          <table:table-cell office:value-type="float" office:value="5397.83251953125" table:style-name="ce2">
            <text:p>5397.83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45.625" table:style-name="ce7">
            <text:p>45.625</text:p>
          </table:table-cell>
          <table:table-cell office:value-type="float" office:value="31.758906438209401" table:style-name="ce4">
            <text:p>31.759</text:p>
          </table:table-cell>
          <table:table-cell office:value-type="float" office:value="0.87255452890639695" table:style-name="ce5">
            <text:p>0.87255</text:p>
          </table:table-cell>
          <table:table-cell office:value-type="float" office:value="20239.5615234375" table:style-name="ce2">
            <text:p>20239.56</text:p>
          </table:table-cell>
          <table:table-cell office:value-type="float" office:value="5218.9133300781205" table:style-name="ce2">
            <text:p>5218.91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41.125" table:style-name="ce7">
            <text:p>41.125</text:p>
          </table:table-cell>
          <table:table-cell office:value-type="float" office:value="32.3190153611867" table:style-name="ce4">
            <text:p>32.319</text:p>
          </table:table-cell>
          <table:table-cell office:value-type="float" office:value="0.88283602410448603" table:style-name="ce5">
            <text:p>0.88284</text:p>
          </table:table-cell>
          <table:table-cell office:value-type="float" office:value="19818.2001953125" table:style-name="ce2">
            <text:p>19818.20</text:p>
          </table:table-cell>
          <table:table-cell office:value-type="float" office:value="5134.50927734375" table:style-name="ce2">
            <text:p>5134.51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37.5" table:style-name="ce7">
            <text:p>37.5</text:p>
          </table:table-cell>
          <table:table-cell office:value-type="float" office:value="32.818236449030003" table:style-name="ce4">
            <text:p>32.818</text:p>
          </table:table-cell>
          <table:table-cell office:value-type="float" office:value="0.89145993180111605" table:style-name="ce5">
            <text:p>0.89146</text:p>
          </table:table-cell>
          <table:table-cell office:value-type="float" office:value="19260.41796875" table:style-name="ce2">
            <text:p>19260.42</text:p>
          </table:table-cell>
          <table:table-cell office:value-type="float" office:value="5011.9318847656205" table:style-name="ce2">
            <text:p>5011.93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4.25" table:style-name="ce7">
            <text:p>34.25</text:p>
          </table:table-cell>
          <table:table-cell office:value-type="float" office:value="33.2985125506261" table:style-name="ce4">
            <text:p>33.299</text:p>
          </table:table-cell>
          <table:table-cell office:value-type="float" office:value="0.89889240461250097" table:style-name="ce5">
            <text:p>0.89889</text:p>
          </table:table-cell>
          <table:table-cell office:value-type="float" office:value="18824.544433593699" table:style-name="ce2">
            <text:p>18824.54</text:p>
          </table:table-cell>
          <table:table-cell office:value-type="float" office:value="4922.6320800781205" table:style-name="ce2">
            <text:p>4922.63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1.5" table:style-name="ce7">
            <text:p>31.5</text:p>
          </table:table-cell>
          <table:table-cell office:value-type="float" office:value="33.757035995807399" table:style-name="ce4">
            <text:p>33.757</text:p>
          </table:table-cell>
          <table:table-cell office:value-type="float" office:value="0.90615764740849203" table:style-name="ce5">
            <text:p>0.90616</text:p>
          </table:table-cell>
          <table:table-cell office:value-type="float" office:value="18489.35546875" table:style-name="ce2">
            <text:p>18489.36</text:p>
          </table:table-cell>
          <table:table-cell office:value-type="float" office:value="4991.50537109375" table:style-name="ce2">
            <text:p>4991.51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9.125" table:style-name="ce7">
            <text:p>29.125</text:p>
          </table:table-cell>
          <table:table-cell office:value-type="float" office:value="34.203047918070702" table:style-name="ce4">
            <text:p>34.203</text:p>
          </table:table-cell>
          <table:table-cell office:value-type="float" office:value="0.91215315608733405" table:style-name="ce5">
            <text:p>0.91215</text:p>
          </table:table-cell>
          <table:table-cell office:value-type="float" office:value="17855.8544921875" table:style-name="ce2">
            <text:p>17855.85</text:p>
          </table:table-cell>
          <table:table-cell office:value-type="float" office:value="4929.0720214843705" table:style-name="ce2">
            <text:p>4929.07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43866.77866213999" table:style-name="ce6">
            <text:p>243866.7787</text:p>
          </table:table-cell>
          <table:table-cell office:value-type="float" office:value="1662482.5355466199" table:style-name="ce7">
            <text:p>1662482.536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Goldh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09.375" table:style-name="ce7">
            <text:p>109.375</text:p>
          </table:table-cell>
          <table:table-cell office:value-type="float" office:value="27.410397743631702" table:style-name="ce4">
            <text:p>27.410</text:p>
          </table:table-cell>
          <table:table-cell office:value-type="float" office:value="0.68714921072157797" table:style-name="ce5">
            <text:p>0.68715</text:p>
          </table:table-cell>
          <table:table-cell office:value-type="float" office:value="16329.823730468701" table:style-name="ce2">
            <text:p>16329.82</text:p>
          </table:table-cell>
          <table:table-cell office:value-type="float" office:value="3043.45922851562" table:style-name="ce2">
            <text:p>3043.46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87.875" table:style-name="ce7">
            <text:p>87.875</text:p>
          </table:table-cell>
          <table:table-cell office:value-type="float" office:value="28.1989977500313" table:style-name="ce4">
            <text:p>28.199</text:p>
          </table:table-cell>
          <table:table-cell office:value-type="float" office:value="0.72008003539795595" table:style-name="ce5">
            <text:p>0.72008</text:p>
          </table:table-cell>
          <table:table-cell office:value-type="float" office:value="15771.768066406201" table:style-name="ce2">
            <text:p>15771.77</text:p>
          </table:table-cell>
          <table:table-cell office:value-type="float" office:value="3275.90014648437" table:style-name="ce2">
            <text:p>3275.90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73.875" table:style-name="ce7">
            <text:p>73.875</text:p>
          </table:table-cell>
          <table:table-cell office:value-type="float" office:value="28.865687162769301" table:style-name="ce4">
            <text:p>28.866</text:p>
          </table:table-cell>
          <table:table-cell office:value-type="float" office:value="0.746655231913815" table:style-name="ce5">
            <text:p>0.74666</text:p>
          </table:table-cell>
          <table:table-cell office:value-type="float" office:value="15908.413574218701" table:style-name="ce2">
            <text:p>15908.41</text:p>
          </table:table-cell>
          <table:table-cell office:value-type="float" office:value="3214.48193359375" table:style-name="ce2">
            <text:p>3214.48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4.125" table:style-name="ce7">
            <text:p>64.125</text:p>
          </table:table-cell>
          <table:table-cell office:value-type="float" office:value="29.407856588216301" table:style-name="ce4">
            <text:p>29.408</text:p>
          </table:table-cell>
          <table:table-cell office:value-type="float" office:value="0.768282425538936" table:style-name="ce5">
            <text:p>0.76828</text:p>
          </table:table-cell>
          <table:table-cell office:value-type="float" office:value="15661.180175781201" table:style-name="ce2">
            <text:p>15661.18</text:p>
          </table:table-cell>
          <table:table-cell office:value-type="float" office:value="3316.85034179687" table:style-name="ce2">
            <text:p>3316.85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56.5" table:style-name="ce7">
            <text:p>56.5</text:p>
          </table:table-cell>
          <table:table-cell office:value-type="float" office:value="29.918893018777101" table:style-name="ce4">
            <text:p>29.919</text:p>
          </table:table-cell>
          <table:table-cell office:value-type="float" office:value="0.786124472350896" table:style-name="ce5">
            <text:p>0.78612</text:p>
          </table:table-cell>
          <table:table-cell office:value-type="float" office:value="15732.516113281201" table:style-name="ce2">
            <text:p>15732.52</text:p>
          </table:table-cell>
          <table:table-cell office:value-type="float" office:value="3352.05297851562" table:style-name="ce2">
            <text:p>3352.05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50.5" table:style-name="ce7">
            <text:p>50.5</text:p>
          </table:table-cell>
          <table:table-cell office:value-type="float" office:value="30.396767604251998" table:style-name="ce4">
            <text:p>30.397</text:p>
          </table:table-cell>
          <table:table-cell office:value-type="float" office:value="0.80248713017754603" table:style-name="ce5">
            <text:p>0.80249</text:p>
          </table:table-cell>
          <table:table-cell office:value-type="float" office:value="15520.8193359375" table:style-name="ce2">
            <text:p>15520.82</text:p>
          </table:table-cell>
          <table:table-cell office:value-type="float" office:value="3343.38671875" table:style-name="ce2">
            <text:p>3343.39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45.625" table:style-name="ce7">
            <text:p>45.625</text:p>
          </table:table-cell>
          <table:table-cell office:value-type="float" office:value="30.828812846517401" table:style-name="ce4">
            <text:p>30.829</text:p>
          </table:table-cell>
          <table:table-cell office:value-type="float" office:value="0.81715222137729004" table:style-name="ce5">
            <text:p>0.81715</text:p>
          </table:table-cell>
          <table:table-cell office:value-type="float" office:value="15129.455078125" table:style-name="ce2">
            <text:p>15129.46</text:p>
          </table:table-cell>
          <table:table-cell office:value-type="float" office:value="3283.03833007812" table:style-name="ce2">
            <text:p>3283.04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41.625" table:style-name="ce7">
            <text:p>41.625</text:p>
          </table:table-cell>
          <table:table-cell office:value-type="float" office:value="31.234773453671298" table:style-name="ce4">
            <text:p>31.235</text:p>
          </table:table-cell>
          <table:table-cell office:value-type="float" office:value="0.82996171093580795" table:style-name="ce5">
            <text:p>0.82996</text:p>
          </table:table-cell>
          <table:table-cell office:value-type="float" office:value="15068.43359375" table:style-name="ce2">
            <text:p>15068.43</text:p>
          </table:table-cell>
          <table:table-cell office:value-type="float" office:value="3331.93872070312" table:style-name="ce2">
            <text:p>3331.94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38.25" table:style-name="ce7">
            <text:p>38.25</text:p>
          </table:table-cell>
          <table:table-cell office:value-type="float" office:value="31.623259361205001" table:style-name="ce4">
            <text:p>31.623</text:p>
          </table:table-cell>
          <table:table-cell office:value-type="float" office:value="0.84120097155246898" table:style-name="ce5">
            <text:p>0.84120</text:p>
          </table:table-cell>
          <table:table-cell office:value-type="float" office:value="14690.519042968701" table:style-name="ce2">
            <text:p>14690.52</text:p>
          </table:table-cell>
          <table:table-cell office:value-type="float" office:value="3229.73510742187" table:style-name="ce2">
            <text:p>3229.74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35.5" table:style-name="ce7">
            <text:p>35.5</text:p>
          </table:table-cell>
          <table:table-cell office:value-type="float" office:value="31.980495354863301" table:style-name="ce4">
            <text:p>31.980</text:p>
          </table:table-cell>
          <table:table-cell office:value-type="float" office:value="0.85058888519618303" table:style-name="ce5">
            <text:p>0.85059</text:p>
          </table:table-cell>
          <table:table-cell office:value-type="float" office:value="14615.770019531201" table:style-name="ce2">
            <text:p>14615.77</text:p>
          </table:table-cell>
          <table:table-cell office:value-type="float" office:value="3168.04638671875" table:style-name="ce2">
            <text:p>3168.05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2.875" table:style-name="ce7">
            <text:p>32.875</text:p>
          </table:table-cell>
          <table:table-cell office:value-type="float" office:value="32.341068618376298" table:style-name="ce4">
            <text:p>32.341</text:p>
          </table:table-cell>
          <table:table-cell office:value-type="float" office:value="0.85991499014066397" table:style-name="ce5">
            <text:p>0.85991</text:p>
          </table:table-cell>
          <table:table-cell office:value-type="float" office:value="14360.9228515625" table:style-name="ce2">
            <text:p>14360.92</text:p>
          </table:table-cell>
          <table:table-cell office:value-type="float" office:value="3062.74072265625" table:style-name="ce2">
            <text:p>3062.74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0.625" table:style-name="ce7">
            <text:p>30.625</text:p>
          </table:table-cell>
          <table:table-cell office:value-type="float" office:value="32.678595525185301" table:style-name="ce4">
            <text:p>32.679</text:p>
          </table:table-cell>
          <table:table-cell office:value-type="float" office:value="0.86830434039898097" table:style-name="ce5">
            <text:p>0.86830</text:p>
          </table:table-cell>
          <table:table-cell office:value-type="float" office:value="14236.891113281201" table:style-name="ce2">
            <text:p>14236.89</text:p>
          </table:table-cell>
          <table:table-cell office:value-type="float" office:value="3040.52563476562" table:style-name="ce2">
            <text:p>3040.53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8.625" table:style-name="ce7">
            <text:p>28.625</text:p>
          </table:table-cell>
          <table:table-cell office:value-type="float" office:value="33.013391426894003" table:style-name="ce4">
            <text:p>33.013</text:p>
          </table:table-cell>
          <table:table-cell office:value-type="float" office:value="0.87639644719422105" table:style-name="ce5">
            <text:p>0.87640</text:p>
          </table:table-cell>
          <table:table-cell office:value-type="float" office:value="14049.169921875" table:style-name="ce2">
            <text:p>14049.17</text:p>
          </table:table-cell>
          <table:table-cell office:value-type="float" office:value="2998.7314453125" table:style-name="ce2">
            <text:p>2998.73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27443.98709802801" table:style-name="ce6">
            <text:p>227443.9871</text:p>
          </table:table-cell>
          <table:table-cell office:value-type="float" office:value="1732811.8027977501" table:style-name="ce7">
            <text:p>1732811.803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Lenn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08.875" table:style-name="ce7">
            <text:p>108.875</text:p>
          </table:table-cell>
          <table:table-cell office:value-type="float" office:value="29.005741988808602" table:style-name="ce4">
            <text:p>29.006</text:p>
          </table:table-cell>
          <table:table-cell office:value-type="float" office:value="0.78824423586130898" table:style-name="ce5">
            <text:p>0.78824</text:p>
          </table:table-cell>
          <table:table-cell office:value-type="float" office:value="18304.743652343699" table:style-name="ce2">
            <text:p>18304.74</text:p>
          </table:table-cell>
          <table:table-cell office:value-type="float" office:value="3879.97875976562" table:style-name="ce2">
            <text:p>3879.98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84.5" table:style-name="ce7">
            <text:p>84.5</text:p>
          </table:table-cell>
          <table:table-cell office:value-type="float" office:value="30.147153098898102" table:style-name="ce4">
            <text:p>30.147</text:p>
          </table:table-cell>
          <table:table-cell office:value-type="float" office:value="0.81420462882046096" table:style-name="ce5">
            <text:p>0.81420</text:p>
          </table:table-cell>
          <table:table-cell office:value-type="float" office:value="16141.748535156201" table:style-name="ce2">
            <text:p>16141.75</text:p>
          </table:table-cell>
          <table:table-cell office:value-type="float" office:value="3715.84423828125" table:style-name="ce2">
            <text:p>3715.84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68" table:style-name="ce7">
            <text:p>68</text:p>
          </table:table-cell>
          <table:table-cell office:value-type="float" office:value="31.139383586625399" table:style-name="ce4">
            <text:p>31.139</text:p>
          </table:table-cell>
          <table:table-cell office:value-type="float" office:value="0.83525161450581897" table:style-name="ce5">
            <text:p>0.83525</text:p>
          </table:table-cell>
          <table:table-cell office:value-type="float" office:value="14942.7587890625" table:style-name="ce2">
            <text:p>14942.76</text:p>
          </table:table-cell>
          <table:table-cell office:value-type="float" office:value="3777.91528320312" table:style-name="ce2">
            <text:p>3777.92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6.75" table:style-name="ce7">
            <text:p>56.75</text:p>
          </table:table-cell>
          <table:table-cell office:value-type="float" office:value="31.940421668710702" table:style-name="ce4">
            <text:p>31.940</text:p>
          </table:table-cell>
          <table:table-cell office:value-type="float" office:value="0.85067665745283505" table:style-name="ce5">
            <text:p>0.85068</text:p>
          </table:table-cell>
          <table:table-cell office:value-type="float" office:value="13825.495605468701" table:style-name="ce2">
            <text:p>13825.50</text:p>
          </table:table-cell>
          <table:table-cell office:value-type="float" office:value="3421.30590820312" table:style-name="ce2">
            <text:p>3421.31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48.375" table:style-name="ce7">
            <text:p>48.375</text:p>
          </table:table-cell>
          <table:table-cell office:value-type="float" office:value="32.680825772546399" table:style-name="ce4">
            <text:p>32.681</text:p>
          </table:table-cell>
          <table:table-cell office:value-type="float" office:value="0.86383353073786495" table:style-name="ce5">
            <text:p>0.86383</text:p>
          </table:table-cell>
          <table:table-cell office:value-type="float" office:value="13035.931152343701" table:style-name="ce2">
            <text:p>13035.93</text:p>
          </table:table-cell>
          <table:table-cell office:value-type="float" office:value="3371.37377929687" table:style-name="ce2">
            <text:p>3371.37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41.875" table:style-name="ce7">
            <text:p>41.875</text:p>
          </table:table-cell>
          <table:table-cell office:value-type="float" office:value="33.346518943333002" table:style-name="ce4">
            <text:p>33.347</text:p>
          </table:table-cell>
          <table:table-cell office:value-type="float" office:value="0.87560442192379395" table:style-name="ce5">
            <text:p>0.87560</text:p>
          </table:table-cell>
          <table:table-cell office:value-type="float" office:value="12325.889160156201" table:style-name="ce2">
            <text:p>12325.89</text:p>
          </table:table-cell>
          <table:table-cell office:value-type="float" office:value="3154.54125976562" table:style-name="ce2">
            <text:p>3154.54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36.625" table:style-name="ce7">
            <text:p>36.625</text:p>
          </table:table-cell>
          <table:table-cell office:value-type="float" office:value="33.954625096942898" table:style-name="ce4">
            <text:p>33.955</text:p>
          </table:table-cell>
          <table:table-cell office:value-type="float" office:value="0.88518441217590604" table:style-name="ce5">
            <text:p>0.88518</text:p>
          </table:table-cell>
          <table:table-cell office:value-type="float" office:value="11890.887207031201" table:style-name="ce2">
            <text:p>11890.89</text:p>
          </table:table-cell>
          <table:table-cell office:value-type="float" office:value="3085.56567382812" table:style-name="ce2">
            <text:p>3085.57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32.375" table:style-name="ce7">
            <text:p>32.375</text:p>
          </table:table-cell>
          <table:table-cell office:value-type="float" office:value="34.488070216066198" table:style-name="ce4">
            <text:p>34.488</text:p>
          </table:table-cell>
          <table:table-cell office:value-type="float" office:value="0.89280445364464001" table:style-name="ce5">
            <text:p>0.89280</text:p>
          </table:table-cell>
          <table:table-cell office:value-type="float" office:value="11470.763671875" table:style-name="ce2">
            <text:p>11470.76</text:p>
          </table:table-cell>
          <table:table-cell office:value-type="float" office:value="3046.71435546875" table:style-name="ce2">
            <text:p>3046.71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29" table:style-name="ce7">
            <text:p>29</text:p>
          </table:table-cell>
          <table:table-cell office:value-type="float" office:value="34.988762529786399" table:style-name="ce4">
            <text:p>34.989</text:p>
          </table:table-cell>
          <table:table-cell office:value-type="float" office:value="0.89960122712594603" table:style-name="ce5">
            <text:p>0.89960</text:p>
          </table:table-cell>
          <table:table-cell office:value-type="float" office:value="11236.625488281201" table:style-name="ce2">
            <text:p>11236.63</text:p>
          </table:table-cell>
          <table:table-cell office:value-type="float" office:value="3002.83471679687" table:style-name="ce2">
            <text:p>3002.83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26.25" table:style-name="ce7">
            <text:p>26.25</text:p>
          </table:table-cell>
          <table:table-cell office:value-type="float" office:value="35.425447975544301" table:style-name="ce4">
            <text:p>35.425</text:p>
          </table:table-cell>
          <table:table-cell office:value-type="float" office:value="0.90520649045322998" table:style-name="ce5">
            <text:p>0.90521</text:p>
          </table:table-cell>
          <table:table-cell office:value-type="float" office:value="10960.148925781201" table:style-name="ce2">
            <text:p>10960.15</text:p>
          </table:table-cell>
          <table:table-cell office:value-type="float" office:value="2900.583984375" table:style-name="ce2">
            <text:p>2900.58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23.875" table:style-name="ce7">
            <text:p>23.875</text:p>
          </table:table-cell>
          <table:table-cell office:value-type="float" office:value="35.845276240681699" table:style-name="ce4">
            <text:p>35.845</text:p>
          </table:table-cell>
          <table:table-cell office:value-type="float" office:value="0.91041131982963197" table:style-name="ce5">
            <text:p>0.91041</text:p>
          </table:table-cell>
          <table:table-cell office:value-type="float" office:value="10720.859375" table:style-name="ce2">
            <text:p>10720.86</text:p>
          </table:table-cell>
          <table:table-cell office:value-type="float" office:value="2880.79370117187" table:style-name="ce2">
            <text:p>2880.79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2" table:style-name="ce7">
            <text:p>22</text:p>
          </table:table-cell>
          <table:table-cell office:value-type="float" office:value="36.207204723387299" table:style-name="ce4">
            <text:p>36.207</text:p>
          </table:table-cell>
          <table:table-cell office:value-type="float" office:value="0.91505937516927305" table:style-name="ce5">
            <text:p>0.91506</text:p>
          </table:table-cell>
          <table:table-cell office:value-type="float" office:value="10609.726074218701" table:style-name="ce2">
            <text:p>10609.73</text:p>
          </table:table-cell>
          <table:table-cell office:value-type="float" office:value="2850.67163085937" table:style-name="ce2">
            <text:p>2850.67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0.25" table:style-name="ce7">
            <text:p>20.25</text:p>
          </table:table-cell>
          <table:table-cell office:value-type="float" office:value="36.568365428095198" table:style-name="ce4">
            <text:p>36.568</text:p>
          </table:table-cell>
          <table:table-cell office:value-type="float" office:value="0.91913033191481996" table:style-name="ce5">
            <text:p>0.91913</text:p>
          </table:table-cell>
          <table:table-cell office:value-type="float" office:value="10461.553222656201" table:style-name="ce2">
            <text:p>10461.55</text:p>
          </table:table-cell>
          <table:table-cell office:value-type="float" office:value="2819.8388671875" table:style-name="ce2">
            <text:p>2819.84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38373.41544100299" table:style-name="ce6">
            <text:p>238373.4154</text:p>
          </table:table-cell>
          <table:table-cell office:value-type="float" office:value="1321796.50130227" table:style-name="ce7">
            <text:p>1321796.501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Mandr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81.5" table:style-name="ce7">
            <text:p>181.5</text:p>
          </table:table-cell>
          <table:table-cell office:value-type="float" office:value="21.0695588763686" table:style-name="ce4">
            <text:p>21.070</text:p>
          </table:table-cell>
          <table:table-cell office:value-type="float" office:value="0.510440531356397" table:style-name="ce5">
            <text:p>0.51044</text:p>
          </table:table-cell>
          <table:table-cell office:value-type="float" office:value="69911.0654296875" table:style-name="ce2">
            <text:p>69911.07</text:p>
          </table:table-cell>
          <table:table-cell office:value-type="float" office:value="12084.1662597656" table:style-name="ce2">
            <text:p>12084.17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58.125" table:style-name="ce7">
            <text:p>158.125</text:p>
          </table:table-cell>
          <table:table-cell office:value-type="float" office:value="21.543935370945601" table:style-name="ce4">
            <text:p>21.544</text:p>
          </table:table-cell>
          <table:table-cell office:value-type="float" office:value="0.55337725826898798" table:style-name="ce5">
            <text:p>0.55338</text:p>
          </table:table-cell>
          <table:table-cell office:value-type="float" office:value="75230.258300781206" table:style-name="ce2">
            <text:p>75230.26</text:p>
          </table:table-cell>
          <table:table-cell office:value-type="float" office:value="12984.9099121093" table:style-name="ce2">
            <text:p>12984.91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140.5" table:style-name="ce7">
            <text:p>140.5</text:p>
          </table:table-cell>
          <table:table-cell office:value-type="float" office:value="21.9900028918663" table:style-name="ce4">
            <text:p>21.990</text:p>
          </table:table-cell>
          <table:table-cell office:value-type="float" office:value="0.58942481001152902" table:style-name="ce5">
            <text:p>0.58942</text:p>
          </table:table-cell>
          <table:table-cell office:value-type="float" office:value="77387.142089843706" table:style-name="ce2">
            <text:p>77387.14</text:p>
          </table:table-cell>
          <table:table-cell office:value-type="float" office:value="13310.4582519531" table:style-name="ce2">
            <text:p>13310.46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126.125" table:style-name="ce7">
            <text:p>126.125</text:p>
          </table:table-cell>
          <table:table-cell office:value-type="float" office:value="22.439454348536199" table:style-name="ce4">
            <text:p>22.439</text:p>
          </table:table-cell>
          <table:table-cell office:value-type="float" office:value="0.61803561421865105" table:style-name="ce5">
            <text:p>0.61804</text:p>
          </table:table-cell>
          <table:table-cell office:value-type="float" office:value="79135.976074218706" table:style-name="ce2">
            <text:p>79135.98</text:p>
          </table:table-cell>
          <table:table-cell office:value-type="float" office:value="13629.6552734375" table:style-name="ce2">
            <text:p>13629.66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114.75" table:style-name="ce7">
            <text:p>114.75</text:p>
          </table:table-cell>
          <table:table-cell office:value-type="float" office:value="22.839519386403399" table:style-name="ce4">
            <text:p>22.840</text:p>
          </table:table-cell>
          <table:table-cell office:value-type="float" office:value="0.64335022108027995" table:style-name="ce5">
            <text:p>0.64335</text:p>
          </table:table-cell>
          <table:table-cell office:value-type="float" office:value="80352.9931640625" table:style-name="ce2">
            <text:p>80352.99</text:p>
          </table:table-cell>
          <table:table-cell office:value-type="float" office:value="13461.3718261718" table:style-name="ce2">
            <text:p>13461.37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105.125" table:style-name="ce7">
            <text:p>105.125</text:p>
          </table:table-cell>
          <table:table-cell office:value-type="float" office:value="23.244602513115201" table:style-name="ce4">
            <text:p>23.245</text:p>
          </table:table-cell>
          <table:table-cell office:value-type="float" office:value="0.66613033856191906" table:style-name="ce5">
            <text:p>0.66613</text:p>
          </table:table-cell>
          <table:table-cell office:value-type="float" office:value="80232.7392578125" table:style-name="ce2">
            <text:p>80232.74</text:p>
          </table:table-cell>
          <table:table-cell office:value-type="float" office:value="14313.3015136718" table:style-name="ce2">
            <text:p>14313.30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6.875" table:style-name="ce7">
            <text:p>96.875</text:p>
          </table:table-cell>
          <table:table-cell office:value-type="float" office:value="23.624033939114899" table:style-name="ce4">
            <text:p>23.624</text:p>
          </table:table-cell>
          <table:table-cell office:value-type="float" office:value="0.68642088107797905" table:style-name="ce5">
            <text:p>0.68642</text:p>
          </table:table-cell>
          <table:table-cell office:value-type="float" office:value="79561.449707031206" table:style-name="ce2">
            <text:p>79561.45</text:p>
          </table:table-cell>
          <table:table-cell office:value-type="float" office:value="14173.907714843701" table:style-name="ce2">
            <text:p>14173.91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89.75" table:style-name="ce7">
            <text:p>89.75</text:p>
          </table:table-cell>
          <table:table-cell office:value-type="float" office:value="23.9939221951274" table:style-name="ce4">
            <text:p>23.994</text:p>
          </table:table-cell>
          <table:table-cell office:value-type="float" office:value="0.70514147780873604" table:style-name="ce5">
            <text:p>0.70514</text:p>
          </table:table-cell>
          <table:table-cell office:value-type="float" office:value="78901.2548828125" table:style-name="ce2">
            <text:p>78901.25</text:p>
          </table:table-cell>
          <table:table-cell office:value-type="float" office:value="13963.1904296875" table:style-name="ce2">
            <text:p>13963.19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83.625" table:style-name="ce7">
            <text:p>83.625</text:p>
          </table:table-cell>
          <table:table-cell office:value-type="float" office:value="24.356634681554802" table:style-name="ce4">
            <text:p>24.357</text:p>
          </table:table-cell>
          <table:table-cell office:value-type="float" office:value="0.72242991510446997" table:style-name="ce5">
            <text:p>0.72243</text:p>
          </table:table-cell>
          <table:table-cell office:value-type="float" office:value="77766.5576171875" table:style-name="ce2">
            <text:p>77766.56</text:p>
          </table:table-cell>
          <table:table-cell office:value-type="float" office:value="13752.0373535156" table:style-name="ce2">
            <text:p>13752.04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77.875" table:style-name="ce7">
            <text:p>77.875</text:p>
          </table:table-cell>
          <table:table-cell office:value-type="float" office:value="24.718594486432199" table:style-name="ce4">
            <text:p>24.719</text:p>
          </table:table-cell>
          <table:table-cell office:value-type="float" office:value="0.73830567062029995" table:style-name="ce5">
            <text:p>0.73831</text:p>
          </table:table-cell>
          <table:table-cell office:value-type="float" office:value="76441.0703125" table:style-name="ce2">
            <text:p>76441.07</text:p>
          </table:table-cell>
          <table:table-cell office:value-type="float" office:value="12984.285644531201" table:style-name="ce2">
            <text:p>12984.29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73.125" table:style-name="ce7">
            <text:p>73.125</text:p>
          </table:table-cell>
          <table:table-cell office:value-type="float" office:value="25.0459776434035" table:style-name="ce4">
            <text:p>25.046</text:p>
          </table:table-cell>
          <table:table-cell office:value-type="float" office:value="0.75187132597780404" table:style-name="ce5">
            <text:p>0.75187</text:p>
          </table:table-cell>
          <table:table-cell office:value-type="float" office:value="75309.642578125" table:style-name="ce2">
            <text:p>75309.64</text:p>
          </table:table-cell>
          <table:table-cell office:value-type="float" office:value="12726.762207031201" table:style-name="ce2">
            <text:p>12726.76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68.5" table:style-name="ce7">
            <text:p>68.5</text:p>
          </table:table-cell>
          <table:table-cell office:value-type="float" office:value="25.397865298583501" table:style-name="ce4">
            <text:p>25.398</text:p>
          </table:table-cell>
          <table:table-cell office:value-type="float" office:value="0.76415951448479003" table:style-name="ce5">
            <text:p>0.76416</text:p>
          </table:table-cell>
          <table:table-cell office:value-type="float" office:value="74367.011230468706" table:style-name="ce2">
            <text:p>74367.01</text:p>
          </table:table-cell>
          <table:table-cell office:value-type="float" office:value="12434.287597656201" table:style-name="ce2">
            <text:p>12434.29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64.5" table:style-name="ce7">
            <text:p>64.5</text:p>
          </table:table-cell>
          <table:table-cell office:value-type="float" office:value="25.723517497518401" table:style-name="ce4">
            <text:p>25.724</text:p>
          </table:table-cell>
          <table:table-cell office:value-type="float" office:value="0.77609333465267505" table:style-name="ce5">
            <text:p>0.77609</text:p>
          </table:table-cell>
          <table:table-cell office:value-type="float" office:value="73185.2392578125" table:style-name="ce2">
            <text:p>73185.24</text:p>
          </table:table-cell>
          <table:table-cell office:value-type="float" office:value="12275.9743652343" table:style-name="ce2">
            <text:p>12275.97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29553.06379016099" table:style-name="ce6">
            <text:p>229553.0638</text:p>
          </table:table-cell>
          <table:table-cell office:value-type="float" office:value="3790024.3171483302" table:style-name="ce7">
            <text:p>3790024.317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Milkdrop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71.25" table:style-name="ce7">
            <text:p>71.25</text:p>
          </table:table-cell>
          <table:table-cell office:value-type="float" office:value="33.078566138037701" table:style-name="ce4">
            <text:p>33.079</text:p>
          </table:table-cell>
          <table:table-cell office:value-type="float" office:value="0.81984604137586703" table:style-name="ce5">
            <text:p>0.81985</text:p>
          </table:table-cell>
          <table:table-cell office:value-type="float" office:value="7176.0771484375" table:style-name="ce2">
            <text:p>7176.08</text:p>
          </table:table-cell>
          <table:table-cell office:value-type="float" office:value="2008.42309570312" table:style-name="ce2">
            <text:p>2008.42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51.75" table:style-name="ce7">
            <text:p>51.75</text:p>
          </table:table-cell>
          <table:table-cell office:value-type="float" office:value="34.3549740643058" table:style-name="ce4">
            <text:p>34.355</text:p>
          </table:table-cell>
          <table:table-cell office:value-type="float" office:value="0.84293426559919105" table:style-name="ce5">
            <text:p>0.84293</text:p>
          </table:table-cell>
          <table:table-cell office:value-type="float" office:value="6741.67041015625" table:style-name="ce2">
            <text:p>6741.67</text:p>
          </table:table-cell>
          <table:table-cell office:value-type="float" office:value="1991.06689453125" table:style-name="ce2">
            <text:p>1991.07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0.125" table:style-name="ce7">
            <text:p>40.125</text:p>
          </table:table-cell>
          <table:table-cell office:value-type="float" office:value="35.291781136419303" table:style-name="ce4">
            <text:p>35.292</text:p>
          </table:table-cell>
          <table:table-cell office:value-type="float" office:value="0.86184868782436996" table:style-name="ce5">
            <text:p>0.86185</text:p>
          </table:table-cell>
          <table:table-cell office:value-type="float" office:value="6375.73681640625" table:style-name="ce2">
            <text:p>6375.74</text:p>
          </table:table-cell>
          <table:table-cell office:value-type="float" office:value="2037.78198242187" table:style-name="ce2">
            <text:p>2037.78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32.625" table:style-name="ce7">
            <text:p>32.625</text:p>
          </table:table-cell>
          <table:table-cell office:value-type="float" office:value="36.012705268017299" table:style-name="ce4">
            <text:p>36.013</text:p>
          </table:table-cell>
          <table:table-cell office:value-type="float" office:value="0.87489372912298702" table:style-name="ce5">
            <text:p>0.87489</text:p>
          </table:table-cell>
          <table:table-cell office:value-type="float" office:value="6324.080078125" table:style-name="ce2">
            <text:p>6324.08</text:p>
          </table:table-cell>
          <table:table-cell office:value-type="float" office:value="1957.6025390625" table:style-name="ce2">
            <text:p>1957.60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27.75" table:style-name="ce7">
            <text:p>27.75</text:p>
          </table:table-cell>
          <table:table-cell office:value-type="float" office:value="36.569252257890703" table:style-name="ce4">
            <text:p>36.569</text:p>
          </table:table-cell>
          <table:table-cell office:value-type="float" office:value="0.88499622230974395" table:style-name="ce5">
            <text:p>0.88500</text:p>
          </table:table-cell>
          <table:table-cell office:value-type="float" office:value="6126.65087890625" table:style-name="ce2">
            <text:p>6126.65</text:p>
          </table:table-cell>
          <table:table-cell office:value-type="float" office:value="2014.25708007812" table:style-name="ce2">
            <text:p>2014.26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24.25" table:style-name="ce7">
            <text:p>24.25</text:p>
          </table:table-cell>
          <table:table-cell office:value-type="float" office:value="37.0440515720653" table:style-name="ce4">
            <text:p>37.044</text:p>
          </table:table-cell>
          <table:table-cell office:value-type="float" office:value="0.893289161233493" table:style-name="ce5">
            <text:p>0.89329</text:p>
          </table:table-cell>
          <table:table-cell office:value-type="float" office:value="6134.7255859375" table:style-name="ce2">
            <text:p>6134.73</text:p>
          </table:table-cell>
          <table:table-cell office:value-type="float" office:value="2044.67016601562" table:style-name="ce2">
            <text:p>2044.67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21.5" table:style-name="ce7">
            <text:p>21.5</text:p>
          </table:table-cell>
          <table:table-cell office:value-type="float" office:value="37.482439801303599" table:style-name="ce4">
            <text:p>37.482</text:p>
          </table:table-cell>
          <table:table-cell office:value-type="float" office:value="0.90055494828149396" table:style-name="ce5">
            <text:p>0.90055</text:p>
          </table:table-cell>
          <table:table-cell office:value-type="float" office:value="6160.244140625" table:style-name="ce2">
            <text:p>6160.24</text:p>
          </table:table-cell>
          <table:table-cell office:value-type="float" office:value="1986.49243164062" table:style-name="ce2">
            <text:p>1986.49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9.375" table:style-name="ce7">
            <text:p>19.375</text:p>
          </table:table-cell>
          <table:table-cell office:value-type="float" office:value="37.853475629117199" table:style-name="ce4">
            <text:p>37.853</text:p>
          </table:table-cell>
          <table:table-cell office:value-type="float" office:value="0.90659882958603599" table:style-name="ce5">
            <text:p>0.90660</text:p>
          </table:table-cell>
          <table:table-cell office:value-type="float" office:value="6116.21533203125" table:style-name="ce2">
            <text:p>6116.22</text:p>
          </table:table-cell>
          <table:table-cell office:value-type="float" office:value="1967.8857421875" table:style-name="ce2">
            <text:p>1967.89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7.75" table:style-name="ce7">
            <text:p>17.75</text:p>
          </table:table-cell>
          <table:table-cell office:value-type="float" office:value="38.199709515765598" table:style-name="ce4">
            <text:p>38.200</text:p>
          </table:table-cell>
          <table:table-cell office:value-type="float" office:value="0.91225147193216904" table:style-name="ce5">
            <text:p>0.91225</text:p>
          </table:table-cell>
          <table:table-cell office:value-type="float" office:value="6137.21533203125" table:style-name="ce2">
            <text:p>6137.22</text:p>
          </table:table-cell>
          <table:table-cell office:value-type="float" office:value="1968.18774414062" table:style-name="ce2">
            <text:p>1968.19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6.375" table:style-name="ce7">
            <text:p>16.375</text:p>
          </table:table-cell>
          <table:table-cell office:value-type="float" office:value="38.523898437567702" table:style-name="ce4">
            <text:p>38.524</text:p>
          </table:table-cell>
          <table:table-cell office:value-type="float" office:value="0.91742039342634796" table:style-name="ce5">
            <text:p>0.91742</text:p>
          </table:table-cell>
          <table:table-cell office:value-type="float" office:value="6117.1240234375" table:style-name="ce2">
            <text:p>6117.12</text:p>
          </table:table-cell>
          <table:table-cell office:value-type="float" office:value="1972.46606445312" table:style-name="ce2">
            <text:p>1972.47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25" table:style-name="ce7">
            <text:p>15.25</text:p>
          </table:table-cell>
          <table:table-cell office:value-type="float" office:value="38.814957845425397" table:style-name="ce4">
            <text:p>38.815</text:p>
          </table:table-cell>
          <table:table-cell office:value-type="float" office:value="0.92202613281374002" table:style-name="ce5">
            <text:p>0.92203</text:p>
          </table:table-cell>
          <table:table-cell office:value-type="float" office:value="6162.5771484375" table:style-name="ce2">
            <text:p>6162.58</text:p>
          </table:table-cell>
          <table:table-cell office:value-type="float" office:value="1957.052734375" table:style-name="ce2">
            <text:p>1957.05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4.25" table:style-name="ce7">
            <text:p>14.25</text:p>
          </table:table-cell>
          <table:table-cell office:value-type="float" office:value="39.104731565683402" table:style-name="ce4">
            <text:p>39.105</text:p>
          </table:table-cell>
          <table:table-cell office:value-type="float" office:value="0.92647289541607003" table:style-name="ce5">
            <text:p>0.92647</text:p>
          </table:table-cell>
          <table:table-cell office:value-type="float" office:value="6190.26611328125" table:style-name="ce2">
            <text:p>6190.27</text:p>
          </table:table-cell>
          <table:table-cell office:value-type="float" office:value="1955.17114257812" table:style-name="ce2">
            <text:p>1955.17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3.25" table:style-name="ce7">
            <text:p>13.25</text:p>
          </table:table-cell>
          <table:table-cell office:value-type="float" office:value="39.424305831048102" table:style-name="ce4">
            <text:p>39.424</text:p>
          </table:table-cell>
          <table:table-cell office:value-type="float" office:value="0.93099267209370395" table:style-name="ce5">
            <text:p>0.93099</text:p>
          </table:table-cell>
          <table:table-cell office:value-type="float" office:value="6132.43603515625" table:style-name="ce2">
            <text:p>6132.44</text:p>
          </table:table-cell>
          <table:table-cell office:value-type="float" office:value="1939.68603515625" table:style-name="ce2">
            <text:p>1939.69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60201.82201930799" table:style-name="ce6">
            <text:p>160201.822</text:p>
          </table:table-cell>
          <table:table-cell office:value-type="float" office:value="934785.52468922595" table:style-name="ce7">
            <text:p>934785.5247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Sail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61.75" table:style-name="ce7">
            <text:p>161.75</text:p>
          </table:table-cell>
          <table:table-cell office:value-type="float" office:value="24.586061938594298" table:style-name="ce4">
            <text:p>24.586</text:p>
          </table:table-cell>
          <table:table-cell office:value-type="float" office:value="0.64751815859845996" table:style-name="ce5">
            <text:p>0.64752</text:p>
          </table:table-cell>
          <table:table-cell office:value-type="float" office:value="38530.080566406199" table:style-name="ce2">
            <text:p>38530.08</text:p>
          </table:table-cell>
          <table:table-cell office:value-type="float" office:value="9460.9221191406195" table:style-name="ce2">
            <text:p>9460.92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29.5" table:style-name="ce7">
            <text:p>129.5</text:p>
          </table:table-cell>
          <table:table-cell office:value-type="float" office:value="25.541125266225201" table:style-name="ce4">
            <text:p>25.541</text:p>
          </table:table-cell>
          <table:table-cell office:value-type="float" office:value="0.681790087419473" table:style-name="ce5">
            <text:p>0.68179</text:p>
          </table:table-cell>
          <table:table-cell office:value-type="float" office:value="36187.735839843699" table:style-name="ce2">
            <text:p>36187.74</text:p>
          </table:table-cell>
          <table:table-cell office:value-type="float" office:value="9339.5021972656195" table:style-name="ce2">
            <text:p>9339.50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107.125" table:style-name="ce7">
            <text:p>107.125</text:p>
          </table:table-cell>
          <table:table-cell office:value-type="float" office:value="26.3309821360798" table:style-name="ce4">
            <text:p>26.331</text:p>
          </table:table-cell>
          <table:table-cell office:value-type="float" office:value="0.70851086146119202" table:style-name="ce5">
            <text:p>0.70851</text:p>
          </table:table-cell>
          <table:table-cell office:value-type="float" office:value="34190.183105468699" table:style-name="ce2">
            <text:p>34190.18</text:p>
          </table:table-cell>
          <table:table-cell office:value-type="float" office:value="8586.3181152343695" table:style-name="ce2">
            <text:p>8586.32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91" table:style-name="ce7">
            <text:p>91</text:p>
          </table:table-cell>
          <table:table-cell office:value-type="float" office:value="27.020331538573799" table:style-name="ce4">
            <text:p>27.020</text:p>
          </table:table-cell>
          <table:table-cell office:value-type="float" office:value="0.73010340626646897" table:style-name="ce5">
            <text:p>0.73010</text:p>
          </table:table-cell>
          <table:table-cell office:value-type="float" office:value="32495.805175781199" table:style-name="ce2">
            <text:p>32495.81</text:p>
          </table:table-cell>
          <table:table-cell office:value-type="float" office:value="8155.5876464843705" table:style-name="ce2">
            <text:p>8155.59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8.625" table:style-name="ce7">
            <text:p>78.625</text:p>
          </table:table-cell>
          <table:table-cell office:value-type="float" office:value="27.654477041289098" table:style-name="ce4">
            <text:p>27.654</text:p>
          </table:table-cell>
          <table:table-cell office:value-type="float" office:value="0.74921235775925799" table:style-name="ce5">
            <text:p>0.74921</text:p>
          </table:table-cell>
          <table:table-cell office:value-type="float" office:value="30732.138671875" table:style-name="ce2">
            <text:p>30732.14</text:p>
          </table:table-cell>
          <table:table-cell office:value-type="float" office:value="7893.02294921875" table:style-name="ce2">
            <text:p>7893.02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69.375" table:style-name="ce7">
            <text:p>69.375</text:p>
          </table:table-cell>
          <table:table-cell office:value-type="float" office:value="28.187589246292902" table:style-name="ce4">
            <text:p>28.188</text:p>
          </table:table-cell>
          <table:table-cell office:value-type="float" office:value="0.76488400598539397" table:style-name="ce5">
            <text:p>0.76488</text:p>
          </table:table-cell>
          <table:table-cell office:value-type="float" office:value="29597.561035156199" table:style-name="ce2">
            <text:p>29597.56</text:p>
          </table:table-cell>
          <table:table-cell office:value-type="float" office:value="7879.560546875" table:style-name="ce2">
            <text:p>7879.56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61.875" table:style-name="ce7">
            <text:p>61.875</text:p>
          </table:table-cell>
          <table:table-cell office:value-type="float" office:value="28.677141727398499" table:style-name="ce4">
            <text:p>28.677</text:p>
          </table:table-cell>
          <table:table-cell office:value-type="float" office:value="0.77783142656400905" table:style-name="ce5">
            <text:p>0.77783</text:p>
          </table:table-cell>
          <table:table-cell office:value-type="float" office:value="28564.587402343699" table:style-name="ce2">
            <text:p>28564.59</text:p>
          </table:table-cell>
          <table:table-cell office:value-type="float" office:value="7616.0974121093705" table:style-name="ce2">
            <text:p>7616.10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55.75" table:style-name="ce7">
            <text:p>55.75</text:p>
          </table:table-cell>
          <table:table-cell office:value-type="float" office:value="29.1337808877309" table:style-name="ce4">
            <text:p>29.134</text:p>
          </table:table-cell>
          <table:table-cell office:value-type="float" office:value="0.79081901186542802" table:style-name="ce5">
            <text:p>0.79082</text:p>
          </table:table-cell>
          <table:table-cell office:value-type="float" office:value="28024.008300781199" table:style-name="ce2">
            <text:p>28024.01</text:p>
          </table:table-cell>
          <table:table-cell office:value-type="float" office:value="7496.74365234375" table:style-name="ce2">
            <text:p>7496.74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50.75" table:style-name="ce7">
            <text:p>50.75</text:p>
          </table:table-cell>
          <table:table-cell office:value-type="float" office:value="29.547464850045401" table:style-name="ce4">
            <text:p>29.547</text:p>
          </table:table-cell>
          <table:table-cell office:value-type="float" office:value="0.80236504683668297" table:style-name="ce5">
            <text:p>0.80237</text:p>
          </table:table-cell>
          <table:table-cell office:value-type="float" office:value="27363.841308593699" table:style-name="ce2">
            <text:p>27363.84</text:p>
          </table:table-cell>
          <table:table-cell office:value-type="float" office:value="7361.11181640625" table:style-name="ce2">
            <text:p>7361.11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46.625" table:style-name="ce7">
            <text:p>46.625</text:p>
          </table:table-cell>
          <table:table-cell office:value-type="float" office:value="29.940999690617002" table:style-name="ce4">
            <text:p>29.941</text:p>
          </table:table-cell>
          <table:table-cell office:value-type="float" office:value="0.81365084260753695" table:style-name="ce5">
            <text:p>0.81365</text:p>
          </table:table-cell>
          <table:table-cell office:value-type="float" office:value="26182.497558593699" table:style-name="ce2">
            <text:p>26182.50</text:p>
          </table:table-cell>
          <table:table-cell office:value-type="float" office:value="7117.6081542968705" table:style-name="ce2">
            <text:p>7117.61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42.875" table:style-name="ce7">
            <text:p>42.875</text:p>
          </table:table-cell>
          <table:table-cell office:value-type="float" office:value="30.3235769489817" table:style-name="ce4">
            <text:p>30.324</text:p>
          </table:table-cell>
          <table:table-cell office:value-type="float" office:value="0.82407563224932701" table:style-name="ce5">
            <text:p>0.82408</text:p>
          </table:table-cell>
          <table:table-cell office:value-type="float" office:value="25705.488769531199" table:style-name="ce2">
            <text:p>25705.49</text:p>
          </table:table-cell>
          <table:table-cell office:value-type="float" office:value="7235.5114746093705" table:style-name="ce2">
            <text:p>7235.51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9.75" table:style-name="ce7">
            <text:p>39.75</text:p>
          </table:table-cell>
          <table:table-cell office:value-type="float" office:value="30.666500672651999" table:style-name="ce4">
            <text:p>30.667</text:p>
          </table:table-cell>
          <table:table-cell office:value-type="float" office:value="0.83262669923533195" table:style-name="ce5">
            <text:p>0.83263</text:p>
          </table:table-cell>
          <table:table-cell office:value-type="float" office:value="25530.888671875" table:style-name="ce2">
            <text:p>25530.89</text:p>
          </table:table-cell>
          <table:table-cell office:value-type="float" office:value="6971.908203125" table:style-name="ce2">
            <text:p>6971.91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37.125" table:style-name="ce7">
            <text:p>37.125</text:p>
          </table:table-cell>
          <table:table-cell office:value-type="float" office:value="30.9887881295817" table:style-name="ce4">
            <text:p>30.989</text:p>
          </table:table-cell>
          <table:table-cell office:value-type="float" office:value="0.84054227769809498" table:style-name="ce5">
            <text:p>0.84054</text:p>
          </table:table-cell>
          <table:table-cell office:value-type="float" office:value="25120.813964843699" table:style-name="ce2">
            <text:p>25120.81</text:p>
          </table:table-cell>
          <table:table-cell office:value-type="float" office:value="6974.3840332031205" table:style-name="ce2">
            <text:p>6974.38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330989.99101204099" table:style-name="ce6">
            <text:p>330989.991</text:p>
          </table:table-cell>
          <table:table-cell office:value-type="float" office:value="2257477.91159999" table:style-name="ce7">
            <text:p>2257477.912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Var(--jp-code-font-family)" svg:font-family="Var(--jp-code-font-family)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3" number:min-integer-digits="1"/>
    </number:number-style>
    <number:number-style style:name="N49">
      <number:number number:decimal-places="5" number:min-integer-digits="1"/>
    </number:number-style>
    <number:number-style style:name="N50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HIRO</meta:initial-creator>
    <dc:creator>HIRO</dc:creator>
    <meta:creation-date>2019-12-20T17:06:05Z</meta:creation-date>
    <dc:date>2020-01-05T04:57:16Z</dc:date>
    <meta:editing-cycles>17</meta:editing-cycles>
    <meta:editing-duration>PT9231S</meta:editing-duration>
  </office:meta>
</office:document-meta>
</file>